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fo:color="#ff0000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reated <text:span text:style-name="T2">feedback.html</text:span> and <text:span text:style-name="T2">thank-you.html</text:span></text:p>
      <text:p text:style-name="Standard"><text:span text:style-name="T2"/></text:p>
      <text:p text:style-name="Standard"><text:span text:style-name="T2">changed:</text:span></text:p>
      <text:p text:style-name="Standard">Base.html</text:p>
      <text:p text:style-name="Standard">101 row: <text:s/>&lt;li&gt;&lt;a href="/feedback" onclick=""&gt;Отзывы клиентов&lt;/a&gt;&lt;/li&gt;</text:p>
      <text:p text:style-name="Standard"><text:s text:c="2"/>&lt;li&gt;&lt;a href="/questions" onclick=""&gt;Вопросы и ответы&lt;/a&gt;&lt;/li&gt;</text:p>
      <text:p text:style-name="Standard"/>
      <text:p text:style-name="Standard">urls.py</text:p>
      <text:p text:style-name="Standard">36 row(r'^feedback/$', direct_to_template, {'template': 'feedback.html'}),</text:p>
      <text:p text:style-name="Standard"><text:s text:c="4"/>(r'^thank-you/$', direct_to_template, {'template': 'thank-you.html'}),</text:p>
      <text:p text:style-name="Standard"><text:s text:c="4"/>(r'^questions/$', direct_to_template, {'template': 'questions.html'}),</text:p>
      <text:p text:style-name="Standard"/>
      <text:p text:style-name="Standard">settings.py </text:p>
      <text:p text:style-name="Standard">MIDDLEWARE_CLASSES = (</text:p>
      <text:p text:style-name="Standard"><text:s text:c="4"/>'django.middleware.common.CommonMiddleware',</text:p>
      <text:p text:style-name="Standard"><text:s text:c="4"/>'django.contrib.sessions.middleware.SessionMiddleware',</text:p>
      <text:p text:style-name="Standard"><text:s text:c="4"/><text:span text:style-name="T1">#'django.middleware.csrf.CsrfViewMiddleware',</text:span></text:p>
      <text:p text:style-name="Standard"><text:s text:c="4"/>'django.contrib.auth.middleware.AuthenticationMiddleware',</text:p>
      <text:p text:style-name="Standard"><text:s text:c="4"/>'django.contrib.messages.middleware.MessageMiddleware',</text:p>
      <text:p text:style-name="Standard"><text:s text:c="4"/></text:p>
      <text:p text:style-name="Standard">)</text:p>
      <text:p text:style-name="Standard"/>
      <text:p text:style-name="Standard">created application 'feedback'</text:p>
      <text:p text:style-name="Standard">model Feed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gdan </meta:initial-creator>
    <meta:creation-date>2011-07-12T14:09:09</meta:creation-date>
    <dc:date>2011-07-13T10:18:46</dc:date>
    <dc:creator>bogdan </dc:creator>
    <meta:editing-duration>PT44M17S</meta:editing-duration>
    <meta:editing-cycles>1</meta:editing-cycles>
    <meta:generator>LibreOffice/3.3$Linux LibreOffice_project/330m19$Build-6</meta:generator>
    <meta:document-statistic meta:table-count="0" meta:image-count="0" meta:object-count="0" meta:page-count="1" meta:paragraph-count="20" meta:word-count="46" meta:character-count="778"/>
  </office:meta>
</office:document-meta>
</file>